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c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3"/>
        <table:table-column table:style-name="co5" table:default-cell-style-name="ce5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ime: 60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66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72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82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91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4.2062" calcext:value-type="float">
            <text:p>84.206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97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0671" calcext:value-type="float">
            <text:p>94.06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05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0.386" calcext:value-type="float">
            <text:p>80.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12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27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33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40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5.0263" calcext:value-type="float">
            <text:p>95.02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50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56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1306" calcext:value-type="float">
            <text:p>84.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62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68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8.4673" calcext:value-type="float">
            <text:p>98.467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83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06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12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18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7251" calcext:value-type="float">
            <text:p>90.7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53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6.9645" calcext:value-type="float">
            <text:p>96.964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59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0022" calcext:value-type="float">
            <text:p>99.002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66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72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0.4534" calcext:value-type="float">
            <text:p>90.4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78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68.8495" calcext:value-type="float">
            <text:p>68.84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91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98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04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3871" calcext:value-type="float">
            <text:p>96.3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14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20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6.251" calcext:value-type="float">
            <text:p>96.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26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7407" calcext:value-type="float">
            <text:p>91.7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54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60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6409" calcext:value-type="float">
            <text:p>98.6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93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8.3367" calcext:value-type="float">
            <text:p>68.336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408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414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CLASSIFIED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5:00:11.211600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5:03:29.518842913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10" meta:object-count="0"/>
  </office:meta>
</office:document-meta>
</file>